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" fo:font-size="44pt" fo:font-weight="bold" officeooo:paragraph-rsid="0019cc45" style:font-size-asian="44pt" style:font-weight-asian="bold" style:font-size-complex="4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44pt" fo:font-weight="bold" officeooo:rsid="0019cc45" officeooo:paragraph-rsid="0019cc45" style:font-size-asian="44pt" style:font-weight-asian="bold" style:font-size-complex="44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36pt" fo:font-weight="bold" officeooo:paragraph-rsid="0019cc45" style:font-size-asian="36pt" style:font-weight-asian="bold" style:font-size-complex="36pt" style:font-weight-complex="bold"/>
    </style:style>
    <style:style style:name="P5" style:family="paragraph" style:parent-style-name="Standard">
      <style:paragraph-properties fo:line-height="150%" fo:text-align="end" style:justify-single-word="false"/>
      <style:text-properties style:font-name="Arial" officeooo:paragraph-rsid="0019cc45"/>
    </style:style>
    <style:style style:name="P6" style:family="paragraph" style:parent-style-name="Standard">
      <style:paragraph-properties fo:line-height="150%" fo:text-align="end" style:justify-single-word="false"/>
      <style:text-properties style:font-name="Arial" officeooo:rsid="0019cc45" officeooo:paragraph-rsid="0019cc45"/>
    </style:style>
    <style:style style:name="P7" style:family="paragraph" style:parent-style-name="Standard">
      <style:paragraph-properties fo:line-height="150%" fo:text-align="start" style:justify-single-word="false"/>
      <style:text-properties style:font-name="Arial" officeooo:rsid="0019cc45" officeooo:paragraph-rsid="0019cc45"/>
    </style:style>
    <style:style style:name="P8" style:family="paragraph" style:parent-style-name="Standard">
      <style:paragraph-properties fo:line-height="150%" fo:text-align="end" style:justify-single-word="false" fo:break-before="page"/>
      <style:text-properties style:font-name="Arial" officeooo:rsid="0019cc45" officeooo:paragraph-rsid="0019cc45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Text_20_body">
      <style:text-properties style:font-name="Arial"/>
    </style:style>
    <style:style style:name="P11" style:family="paragraph" style:parent-style-name="Text_20_body">
      <style:paragraph-properties fo:line-height="150%" fo:text-align="justify" style:justify-single-word="false"/>
      <style:text-properties style:font-name="Arial"/>
    </style:style>
    <style:style style:name="P12" style:family="paragraph" style:parent-style-name="Text_20_body">
      <style:paragraph-properties fo:line-height="150%" fo:text-align="justify" style:justify-single-word="false"/>
      <style:text-properties style:font-name="Arial" officeooo:paragraph-rsid="0019cc45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Arial" officeooo:paragraph-rsid="00244a43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Arial" officeooo:paragraph-rsid="00232eb7"/>
    </style:style>
    <style:style style:name="P15" style:family="paragraph" style:parent-style-name="Text_20_body">
      <style:text-properties style:font-name="Arial" officeooo:paragraph-rsid="00232eb7"/>
    </style:style>
    <style:style style:name="P16" style:family="paragraph" style:parent-style-name="Text_20_body">
      <style:paragraph-properties fo:line-height="150%" fo:text-align="justify" style:justify-single-word="false"/>
      <style:text-properties officeooo:paragraph-rsid="002b7d5c"/>
    </style:style>
    <style:style style:name="P1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Arial" officeooo:paragraph-rsid="002b7d5c"/>
    </style:style>
    <style:style style:name="P20" style:family="paragraph" style:parent-style-name="Heading_20_1">
      <style:text-properties style:font-name="Arial"/>
    </style:style>
    <style:style style:name="P21" style:family="paragraph" style:parent-style-name="Heading_20_1">
      <style:paragraph-properties fo:break-before="page"/>
      <style:text-properties style:font-name="Arial"/>
    </style:style>
    <style:style style:name="P22" style:family="paragraph" style:parent-style-name="Heading_20_1">
      <style:paragraph-properties fo:break-before="page"/>
      <style:text-properties officeooo:paragraph-rsid="00319490"/>
    </style:style>
    <style:style style:name="P23" style:family="paragraph" style:parent-style-name="Heading_20_2">
      <style:text-properties style:font-name="Arial"/>
    </style:style>
    <style:style style:name="P24" style:family="paragraph" style:parent-style-name="Heading_20_2">
      <style:text-properties style:font-name="Arial" officeooo:paragraph-rsid="00292389"/>
    </style:style>
    <style:style style:name="P25" style:family="paragraph" style:parent-style-name="Heading_20_2">
      <style:paragraph-properties fo:break-before="page"/>
      <style:text-properties style:font-name="Arial" officeooo:paragraph-rsid="00232eb7"/>
    </style:style>
    <style:style style:name="T1" style:family="text">
      <style:text-properties officeooo:rsid="0019cc45"/>
    </style:style>
    <style:style style:name="T2" style:family="text">
      <style:text-properties officeooo:rsid="001c5bad"/>
    </style:style>
    <style:style style:name="T3" style:family="text">
      <style:text-properties officeooo:rsid="00312585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center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3">Fundamentos de</text:p>
      <text:p text:style-name="P2"><text:span text:style-name="T1">Aprendizaje Automático</text:span> </text:p>
      <text:p text:style-name="P4">Práctica <text:span text:style-name="T3">2</text:span></text:p>
      <text:p text:style-name="P5"/>
      <text:p text:style-name="P5"/>
      <text:p text:style-name="P5"/>
      <text:p text:style-name="P5"/>
      <text:p text:style-name="P5"/>
      <text:p text:style-name="P5">Grupo FAA-1462</text:p>
      <text:p text:style-name="P5">Adrián Lorenzo Mateo </text:p>
      <text:p text:style-name="P6">Andrés Ruíz Carrasco</text:p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9">Table of Contents</text:p>
          </text:index-title>
          <text:p text:style-name="P17"><text:a xlink:type="simple" xlink:href="#__RefHeading__2869_2144760794" text:style-name="Index_20_Link" text:visited-style-name="Index_20_Link">1. Consideraciones respecto al diseño<text:tab/>3</text:a></text:p>
          <text:p text:style-name="P17"><text:a xlink:type="simple" xlink:href="#__RefHeading__2871_2144760794" text:style-name="Index_20_Link" text:visited-style-name="Index_20_Link">2. Ejecución del main de prueba<text:tab/>3</text:a></text:p>
          <text:p text:style-name="P17"><text:a xlink:type="simple" xlink:href="#__RefHeading__2873_2144760794" text:style-name="Index_20_Link" text:visited-style-name="Index_20_Link">3. Resultados obtenidos<text:tab/>4</text:a></text:p>
          <text:p text:style-name="P18"><text:a xlink:type="simple" xlink:href="#__RefHeading__2875_2144760794" text:style-name="Index_20_Link" text:visited-style-name="Index_20_Link">3.1 Resultados sobre el conjunto Iris<text:tab/>4</text:a></text:p>
          <text:p text:style-name="P18"><text:a xlink:type="simple" xlink:href="#__RefHeading__2877_2144760794" text:style-name="Index_20_Link" text:visited-style-name="Index_20_Link">3.2 Resultados sobre el conjunto Car<text:tab/>5</text:a></text:p>
          <text:p text:style-name="P18"><text:a xlink:type="simple" xlink:href="#__RefHeading__2879_2144760794" text:style-name="Index_20_Link" text:visited-style-name="Index_20_Link">3.3 Resultados sobre el conjunto Lenses<text:tab/>6</text:a></text:p>
          <text:p text:style-name="P18"><text:a xlink:type="simple" xlink:href="#__RefHeading__2881_2144760794" text:style-name="Index_20_Link" text:visited-style-name="Index_20_Link">3.4 Resultados sobre el conjunto Spam<text:tab/>7</text:a></text:p>
        </text:index-body>
      </text:table-of-content>
      <text:p text:style-name="P7"/>
      <text:p text:style-name="P8"/>
      <text:h text:style-name="P20" text:outline-level="1"><text:bookmark-start text:name="__RefHeading__2869_2144760794"/><text:span text:style-name="T1">1. </text:span>Consideraciones <text:span text:style-name="T1">respecto al</text:span> diseño<text:bookmark-end text:name="__RefHeading__2869_2144760794"/></text:h>
      <text:p text:style-name="P10"/>
      <text:p text:style-name="P12"><text:tab/></text:p>
      <text:p text:style-name="P11"/>
      <text:h text:style-name="P20" text:outline-level="1"><text:bookmark-start text:name="__RefHeading__2871_2144760794"/>2. Ejecución del main de prueba<text:bookmark-end text:name="__RefHeading__2871_2144760794"/></text:h>
      <text:p text:style-name="P10"/>
      <text:p text:style-name="P12"/>
      <text:h text:style-name="P21" text:outline-level="1"><text:bookmark-start text:name="__RefHeading__2873_2144760794"/>3. Resultados obtenidos<text:bookmark-end text:name="__RefHeading__2873_2144760794"/></text:h>
      <text:p text:style-name="P10"/>
      <text:p text:style-name="P11"><text:tab/><text:span text:style-name="T2">La representación de los resultados obtenidos se organiza descomponiendo los aciertos según las particiones creadas y según si las pruebas se realizaron con nuestra implementación o con Weka. Para obtener los resultados realizamos la prueba 100 veces y obtuvimos una media de las pruebas.</text:span></text:p>
      <text:h text:style-name="P23" text:outline-level="2"><text:bookmark-start text:name="__RefHeading__2875_2144760794"/>3.1 Resultados sobre el conjunto Iris<text:bookmark-end text:name="__RefHeading__2875_2144760794"/></text:h>
      <text:p text:style-name="P10"><draw:frame draw:style-name="fr1" draw:name="Object5" text:anchor-type="paragraph" svg:width="5.7634in" svg:height="3.2417in" draw:z-index="4"><draw:object xlink:href="./Object 5" xlink:type="simple" xlink:show="embed" xlink:actuate="onLoad"/><draw:image xlink:href="./ObjectReplacements/Object 5" xlink:type="simple" xlink:show="embed" xlink:actuate="onLoad"/></draw:frame><draw:frame draw:style-name="fr2" draw:name="Object6" text:anchor-type="paragraph" svg:y="3.0866in" svg:width="6.7992in" svg:height="3.4583in" draw:z-index="5"><draw:object xlink:href="./Object 6" xlink:type="simple" xlink:show="embed" xlink:actuate="onLoad"/><draw:image xlink:href="./ObjectReplacements/Object 6" xlink:type="simple" xlink:show="embed" xlink:actuate="onLoad"/></draw:frame></text:p>
      <text:h text:style-name="P25" text:outline-level="2"><text:bookmark-start text:name="__RefHeading__2877_2144760794"/>3.2 Resultados sobre el conjunto Car<text:bookmark-end text:name="__RefHeading__2877_2144760794"/></text:h>
      <text:p text:style-name="P10"/>
      <text:p text:style-name="P14"><draw:frame draw:style-name="fr2" draw:name="Object2" text:anchor-type="paragraph" svg:y="4.2138in" svg:width="6.9028in" svg:height="3.5453in" draw:z-index="0"><draw:object xlink:href="./Object 2" xlink:type="simple" xlink:show="embed" xlink:actuate="onLoad"/><draw:image xlink:href="./ObjectReplacements/Object 2" xlink:type="simple" xlink:show="embed" xlink:actuate="onLoad"/></draw:frame><draw:frame draw:style-name="fr2" draw:name="Object1" text:anchor-type="paragraph" svg:y="0.4866in" svg:width="6.2992in" svg:height="3.5429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4"/>
      <text:h text:style-name="P24" text:outline-level="2"><text:bookmark-start text:name="__RefHeading__2879_2144760794"/><text:soft-page-break/>3.3 Resultados sobre el conjunto Lenses<text:bookmark-end text:name="__RefHeading__2879_2144760794"/></text:h>
      <text:p text:style-name="P15"/>
      <text:p text:style-name="P13"/>
      <text:p text:style-name="P13"><draw:frame draw:style-name="fr3" draw:name="Object7" text:anchor-type="paragraph" svg:width="6.2992in" svg:height="3.5429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3"><draw:frame draw:style-name="fr3" draw:name="Object8" text:anchor-type="paragraph" svg:width="6.8008in" svg:height="3.5429in" draw:z-index="7"><draw:object xlink:href="./Object 8" xlink:type="simple" xlink:show="embed" xlink:actuate="onLoad"/><draw:image xlink:href="./ObjectReplacements/Object 8" xlink:type="simple" xlink:show="embed" xlink:actuate="onLoad"/></draw:frame></text:p>
      <text:h text:style-name="P25" text:outline-level="2"><text:bookmark-start text:name="__RefHeading__2881_2144760794"/>3.4 Resultados sobre el conjunto Spam<text:bookmark-end text:name="__RefHeading__2881_2144760794"/></text:h>
      <text:p text:style-name="P10"/>
      <text:p text:style-name="P19"><text:tab/></text:p>
      <text:p text:style-name="P16"><draw:frame draw:style-name="fr3" draw:name="Object3" text:anchor-type="paragraph" svg:width="6.2992in" svg:height="3.5429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9"><draw:frame draw:style-name="fr3" draw:name="Object4" text:anchor-type="paragraph" svg:width="6.9071in" svg:height="3.5429in" draw:z-index="3"><draw:object xlink:href="./Object 4" xlink:type="simple" xlink:show="embed" xlink:actuate="onLoad"/><draw:image xlink:href="./ObjectReplacements/Object 4" xlink:type="simple" xlink:show="embed" xlink:actuate="onLoad"/></draw:frame></text:p>
      <text:h text:style-name="P22" text:outline-level="1">4. Resultados mediante Weka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style:num-format="1" text:select-page="current" text:page-adjust="-2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6T14:08:14.155450293</meta:creation-date>
    <dc:date>2014-10-12T00:29:32.299843660</dc:date>
    <meta:editing-duration>PT1H55M42S</meta:editing-duration>
    <meta:editing-cycles>17</meta:editing-cycles>
    <meta:generator>LibreOffice/4.2.5.2$Linux_x86 LibreOffice_project/420m0$Build-2</meta:generator>
    <meta:document-statistic meta:table-count="0" meta:image-count="0" meta:object-count="8" meta:page-count="8" meta:paragraph-count="26" meta:word-count="149" meta:character-count="932" meta:non-whitespace-character-count="80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4.8cm" svg:y="0.314cm" chart:style-name="ch2">
          <text:p>Resultados para conjunto Car</text:p>
        </chart:title>
        <chart:subtitle svg:x="5.926cm" svg:y="1.294cm" chart:style-name="ch3">
          <text:p>con Validación Cruzada</text:p>
        </chart:subtitle>
        <chart:legend chart:legend-position="end" svg:x="12.86cm" svg:y="3.955cm" style:legend-expansion="high" chart:style-name="ch4"/>
        <chart:plot-area chart:style-name="ch5" chart:data-source-has-labels="both" svg:x="1.327cm" svg:y="2.331cm" svg:width="10.896cm" svg:height="5.511cm">
          <chartooo:coordinate-region svg:x="2.128cm" svg:y="2.529cm" svg:width="10.095cm" svg:height="4.67cm"/>
          <chart:axis chart:dimension="x" chart:name="primary-x" chart:style-name="ch6" chartooo:axis-type="text">
            <chart:title svg:x="5.919cm" svg:y="8.022cm" chart:style-name="ch7">
              <text:p>Particiones</text:p>
            </chart:title>
            <chart:categories table:cell-range-address="local-table.$A$2:.$A$8"/>
          </chart:axis>
          <chart:axis chart:dimension="y" chart:name="primary-y" chart:style-name="ch8">
            <chart:title svg:x="0.451cm" svg:y="5.811cm" chart:style-name="ch9">
              <text:p>% Acierto</text:p>
            </chart:title>
            <chart:grid chart:style-name="ch10" chart:class="major"/>
          </chart:axis>
          <chart:series chart:style-name="ch11" chart:values-cell-range-address="local-table.$B$2:.$B$8" chart:label-cell-address="local-table.$B$1" chart:class="chart:bar">
            <chart:data-point chart:repeated="7"/>
          </chart:series>
          <chart:series chart:style-name="ch12" chart:values-cell-range-address="local-table.$C$2:.$C$8" chart:label-cell-address="local-table.$C$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plementacion</text:p>
              </table:table-cell>
              <table:table-cell office:value-type="string">
                <text:p>Weka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84.8379629629628">
                <text:p>84.8379629629628</text:p>
              </table:table-cell>
              <table:table-cell office:value-type="float" office:value="84.7801">
                <text:p>84.780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86.6319444444444">
                <text:p>86.6319444444444</text:p>
              </table:table-cell>
              <table:table-cell office:value-type="float" office:value="84.838">
                <text:p>84.83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7.8472222222224">
                <text:p>87.8472222222224</text:p>
              </table:table-cell>
              <table:table-cell office:value-type="float" office:value="86.0532">
                <text:p>86.053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87.3043478260869">
                <text:p>87.3043478260869</text:p>
              </table:table-cell>
              <table:table-cell office:value-type="float" office:value="85.1852">
                <text:p>85.185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87.3842592592592">
                <text:p>87.3842592592592</text:p>
              </table:table-cell>
              <table:table-cell office:value-type="float" office:value="85.4167">
                <text:p>85.416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87.5145180023228">
                <text:p>87.5145180023228</text:p>
              </table:table-cell>
              <table:table-cell office:value-type="float" office:value="85.4167">
                <text:p>85.416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6.6898148148148">
                <text:p>86.6898148148148</text:p>
              </table:table-cell>
              <table:table-cell office:value-type="float" office:value="85.9954">
                <text:p>85.99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532cm" svg:height="9.004cm" xlink:href="." xlink:type="simple" chart:class="chart:bar" chart:style-name="ch1">
        <chart:title svg:x="5.567cm" svg:y="0.315cm" chart:style-name="ch2">
          <text:p>Resultados para conjunto Car</text:p>
        </chart:title>
        <chart:subtitle svg:x="6.679cm" svg:y="1.296cm" chart:style-name="ch3">
          <text:p>con División Porcentual</text:p>
        </chart:subtitle>
        <chart:legend chart:legend-position="end" svg:x="14.394cm" svg:y="3.958cm" style:legend-expansion="high" chart:style-name="ch4"/>
        <chart:plot-area chart:style-name="ch5" chart:data-source-has-labels="both" svg:x="1.358cm" svg:y="2.335cm" svg:width="12.336cm" svg:height="5.511cm">
          <chartooo:coordinate-region svg:x="2.159cm" svg:y="2.533cm" svg:width="11.535cm" svg:height="4.67cm"/>
          <chart:axis chart:dimension="x" chart:name="primary-x" chart:style-name="ch6" chartooo:axis-type="auto">
            <chartooo:date-scale/>
            <chart:title svg:x="6.67cm" svg:y="8.027cm" chart:style-name="ch7">
              <text:p>Particiones</text:p>
            </chart:title>
            <chart:categories table:cell-range-address="local-table.$A$2:.$A$10"/>
          </chart:axis>
          <chart:axis chart:dimension="y" chart:name="primary-y" chart:style-name="ch8">
            <chart:title svg:x="0.451cm" svg:y="5.894cm" chart:style-name="ch9">
              <text:p>% Aciertos</text:p>
            </chart:title>
            <chart:grid chart:style-name="ch10" chart:class="major"/>
          </chart:axis>
          <chart:series chart:style-name="ch11" chart:values-cell-range-address="local-table.$B$2:.$B$10" chart:label-cell-address="local-table.$B$1" chart:class="chart:bar">
            <chart:data-point chart:repeated="9"/>
          </chart:series>
          <chart:series chart:style-name="ch12" chart:values-cell-range-address="local-table.$C$2:.$C$10" chart:label-cell-address="local-table.$C$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plementacion</text:p>
              </table:table-cell>
              <table:table-cell office:value-type="string">
                <text:p>Weka</text:p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</table:table-cell>
              <table:table-cell office:value-type="float" office:value="81.8123393316193">
                <text:p>81.8123393316193</text:p>
              </table:table-cell>
              <table:table-cell office:value-type="float" office:value="79.0354">
                <text:p>79.0354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81.6341287057121">
                <text:p>81.6341287057121</text:p>
              </table:table-cell>
              <table:table-cell office:value-type="float" office:value="81.6932">
                <text:p>81.6932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83.8016528925619">
                <text:p>83.8016528925619</text:p>
              </table:table-cell>
              <table:table-cell office:value-type="float" office:value="84.6281">
                <text:p>84.6281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82.545805207329">
                <text:p>82.545805207329</text:p>
              </table:table-cell>
              <table:table-cell office:value-type="float" office:value="85.3423">
                <text:p>85.3423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83.5648148148148">
                <text:p>83.5648148148148</text:p>
              </table:table-cell>
              <table:table-cell office:value-type="float" office:value="86.9213">
                <text:p>86.9213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84.1040462427746">
                <text:p>84.1040462427746</text:p>
              </table:table-cell>
              <table:table-cell office:value-type="float" office:value="88.4226">
                <text:p>88.4226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88.4393063583813">
                <text:p>88.4393063583813</text:p>
              </table:table-cell>
              <table:table-cell office:value-type="float" office:value="88.417">
                <text:p>88.417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86.1271676300578">
                <text:p>86.1271676300578</text:p>
              </table:table-cell>
              <table:table-cell office:value-type="float" office:value="87.5723">
                <text:p>87.5723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85.5491329479771">
                <text:p>85.5491329479771</text:p>
              </table:table-cell>
              <table:table-cell office:value-type="float" office:value="84.3931">
                <text:p>84.39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4.564cm" svg:y="0.314cm" chart:style-name="ch2">
          <text:p>Resultados para conjunto Spam</text:p>
        </chart:title>
        <chart:subtitle svg:x="5.926cm" svg:y="1.294cm" chart:style-name="ch3">
          <text:p>con Validación Cruzada</text:p>
        </chart:subtitle>
        <chart:legend chart:legend-position="end" svg:x="12.86cm" svg:y="3.955cm" style:legend-expansion="high" chart:style-name="ch4"/>
        <chart:plot-area chart:style-name="ch5" chart:data-source-has-labels="both" svg:x="1.327cm" svg:y="2.331cm" svg:width="10.896cm" svg:height="5.511cm">
          <chartooo:coordinate-region svg:x="2.128cm" svg:y="2.529cm" svg:width="10.095cm" svg:height="4.67cm"/>
          <chart:axis chart:dimension="x" chart:name="primary-x" chart:style-name="ch6" chartooo:axis-type="text">
            <chart:title svg:x="5.919cm" svg:y="8.022cm" chart:style-name="ch7">
              <text:p>Particiones</text:p>
            </chart:title>
            <chart:categories table:cell-range-address="local-table.$A$2:.$A$8"/>
          </chart:axis>
          <chart:axis chart:dimension="y" chart:name="primary-y" chart:style-name="ch8">
            <chart:title svg:x="0.451cm" svg:y="5.811cm" chart:style-name="ch9">
              <text:p>% Acierto</text:p>
            </chart:title>
            <chart:grid chart:style-name="ch10" chart:class="major"/>
          </chart:axis>
          <chart:series chart:style-name="ch11" chart:values-cell-range-address="local-table.$B$2:.$B$8" chart:label-cell-address="local-table.$B$1" chart:class="chart:bar">
            <chart:data-point chart:repeated="7"/>
          </chart:series>
          <chart:series chart:style-name="ch12" chart:values-cell-range-address="local-table.$C$2:.$C$8" chart:label-cell-address="local-table.$C$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plementacion</text:p>
              </table:table-cell>
              <table:table-cell office:value-type="string">
                <text:p>Weka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60.608695652174">
                <text:p>60.608695652174</text:p>
              </table:table-cell>
              <table:table-cell office:value-type="float" office:value="79.7653">
                <text:p>79.765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81.9525983909544">
                <text:p>81.9525983909544</text:p>
              </table:table-cell>
              <table:table-cell office:value-type="float" office:value="79.6349">
                <text:p>79.634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1.0217391304349">
                <text:p>81.0217391304349</text:p>
              </table:table-cell>
              <table:table-cell office:value-type="float" office:value="79.7001">
                <text:p>79.700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81.5926892950392">
                <text:p>81.5926892950392</text:p>
              </table:table-cell>
              <table:table-cell office:value-type="float" office:value="79.6131">
                <text:p>79.613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81.5926892950392">
                <text:p>81.5926892950392</text:p>
              </table:table-cell>
              <table:table-cell office:value-type="float" office:value="79.6131">
                <text:p>79.613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82.2787562513588">
                <text:p>82.2787562513588</text:p>
              </table:table-cell>
              <table:table-cell office:value-type="float" office:value="79.6783">
                <text:p>79.678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0.608695652174">
                <text:p>60.608695652174</text:p>
              </table:table-cell>
              <table:table-cell office:value-type="float" office:value="79.461">
                <text:p>79.4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543cm" svg:height="8.999cm" xlink:href="." xlink:type="simple" chart:class="chart:bar" chart:style-name="ch1">
        <chart:title svg:x="5.336cm" svg:y="0.314cm" chart:style-name="ch2">
          <text:p>Resultados para conjunto Spam</text:p>
        </chart:title>
        <chart:subtitle svg:x="6.684cm" svg:y="1.294cm" chart:style-name="ch3">
          <text:p>con División Porcentual</text:p>
        </chart:subtitle>
        <chart:legend chart:legend-position="end" svg:x="14.404cm" svg:y="3.955cm" style:legend-expansion="high" chart:style-name="ch4"/>
        <chart:plot-area chart:style-name="ch5" chart:data-source-has-labels="both" svg:x="1.358cm" svg:y="2.331cm" svg:width="12.347cm" svg:height="5.511cm">
          <chartooo:coordinate-region svg:x="2.159cm" svg:y="2.529cm" svg:width="11.546cm" svg:height="4.67cm"/>
          <chart:axis chart:dimension="x" chart:name="primary-x" chart:style-name="ch6" chartooo:axis-type="text">
            <chart:title svg:x="6.675cm" svg:y="8.022cm" chart:style-name="ch7">
              <text:p>Particiones</text:p>
            </chart:title>
            <chart:categories table:cell-range-address="local-table.$A$2:.$A$10"/>
          </chart:axis>
          <chart:axis chart:dimension="y" chart:name="primary-y" chart:style-name="ch8">
            <chart:title svg:x="0.451cm" svg:y="5.811cm" chart:style-name="ch9">
              <text:p>% Acierto</text:p>
            </chart:title>
            <chart:grid chart:style-name="ch10" chart:class="major"/>
          </chart:axis>
          <chart:series chart:style-name="ch11" chart:values-cell-range-address="local-table.$B$2:.$B$10" chart:label-cell-address="local-table.$B$1" chart:class="chart:bar">
            <chart:data-point chart:repeated="9"/>
          </chart:series>
          <chart:series chart:style-name="ch12" chart:values-cell-range-address="local-table.$C$2:.$C$10" chart:label-cell-address="local-table.$C$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plementacion</text:p>
              </table:table-cell>
              <table:table-cell office:value-type="string">
                <text:p>Weka</text:p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</table:table-cell>
              <table:table-cell office:value-type="float" office:value="60.4926346293166">
                <text:p>60.4926346293166</text:p>
              </table:table-cell>
              <table:table-cell office:value-type="float" office:value="80.1497">
                <text:p>80.1497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60.3640315131758">
                <text:p>60.3640315131758</text:p>
              </table:table-cell>
              <table:table-cell office:value-type="float" office:value="78.7014">
                <text:p>78.7014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60.6022974231607">
                <text:p>60.6022974231607</text:p>
              </table:table-cell>
              <table:table-cell office:value-type="float" office:value="78.6712">
                <text:p>78.6712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60.9199565374865">
                <text:p>60.9199565374865</text:p>
              </table:table-cell>
              <table:table-cell office:value-type="float" office:value="78.1239">
                <text:p>78.1239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60.4085180356367">
                <text:p>60.4085180356367</text:p>
              </table:table-cell>
              <table:table-cell office:value-type="float" office:value="78.4783">
                <text:p>78.4783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59.9130907115697">
                <text:p>59.9130907115697</text:p>
              </table:table-cell>
              <table:table-cell office:value-type="float" office:value="77.9348">
                <text:p>77.9348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82.7661115133961">
                <text:p>82.7661115133961</text:p>
              </table:table-cell>
              <table:table-cell office:value-type="float" office:value="77.971">
                <text:p>77.971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60.1520086862107">
                <text:p>60.1520086862107</text:p>
              </table:table-cell>
              <table:table-cell office:value-type="float" office:value="78.587">
                <text:p>78.587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79.6095444685468">
                <text:p>79.6095444685468</text:p>
              </table:table-cell>
              <table:table-cell office:value-type="float" office:value="79.1304">
                <text:p>79.13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638cm" svg:height="8.233cm" xlink:href="." xlink:type="simple" chart:class="chart:bar" chart:style-name="ch1">
        <chart:title svg:x="4.185cm" svg:y="0.299cm" chart:style-name="ch2">
          <text:p>Resultados para conjunto Iris</text:p>
        </chart:title>
        <chart:subtitle svg:x="5.246cm" svg:y="1.264cm" chart:style-name="ch3">
          <text:p>con Validación Cruzada</text:p>
        </chart:subtitle>
        <chart:legend chart:legend-position="end" svg:x="11.499cm" svg:y="3.572cm" style:legend-expansion="high" chart:style-name="ch4"/>
        <chart:plot-area chart:style-name="ch5" chart:data-source-has-labels="both" svg:x="1.3cm" svg:y="2.271cm" svg:width="9.616cm" svg:height="4.82cm">
          <chartooo:coordinate-region svg:x="2.101cm" svg:y="2.468cm" svg:width="8.815cm" svg:height="3.98cm"/>
          <chart:axis chart:dimension="x" chart:name="primary-x" chart:style-name="ch6" chartooo:axis-type="text">
            <chart:title svg:x="5.252cm" svg:y="7.256cm" chart:style-name="ch7">
              <text:p>Particiones</text:p>
            </chart:title>
            <chart:categories table:cell-range-address="local-table.$A$2:.$A$8"/>
          </chart:axis>
          <chart:axis chart:dimension="y" chart:name="primary-y" chart:style-name="ch8">
            <chart:title svg:x="0.451cm" svg:y="5.406cm" chart:style-name="ch9">
              <text:p>% Acierto</text:p>
            </chart:title>
            <chart:grid chart:style-name="ch10" chart:class="major"/>
          </chart:axis>
          <chart:series chart:style-name="ch11" chart:values-cell-range-address="local-table.$B$2:.$B$8" chart:label-cell-address="local-table.$B$1" chart:class="chart:bar">
            <chart:data-point chart:repeated="7"/>
          </chart:series>
          <chart:series chart:style-name="ch12" chart:values-cell-range-address="local-table.$C$2:.$C$8" chart:label-cell-address="local-table.$C$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plementacion</text:p>
              </table:table-cell>
              <table:table-cell office:value-type="string">
                <text:p>Weka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96">
                <text:p>96</text:p>
              </table:table-cell>
              <table:table-cell office:value-type="float" office:value="96.6667">
                <text:p>96.666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94.6667">
                <text:p>94.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5.945945945946">
                <text:p>95.945945945946</text:p>
              </table:table-cell>
              <table:table-cell office:value-type="float" office:value="94.6667">
                <text:p>94.666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6">
                <text:p>96</text:p>
              </table:table-cell>
              <table:table-cell office:value-type="float" office:value="96.6667">
                <text:p>96.666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95.3333">
                <text:p>95.333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5.9183673469387">
                <text:p>95.9183673469387</text:p>
              </table:table-cell>
              <table:table-cell office:value-type="float" office:value="95.3333">
                <text:p>95.333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5.8333333333333">
                <text:p>95.8333333333333</text:p>
              </table:table-cell>
              <table:table-cell office:value-type="float" office:value="96.6667">
                <text:p>96.66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269cm" svg:height="8.783cm" xlink:href="." xlink:type="simple" chart:class="chart:bar" chart:style-name="ch1">
        <chart:title svg:x="5.5cm" svg:y="0.31cm" chart:style-name="ch2">
          <text:p>Resultados para conjunto Iris</text:p>
        </chart:title>
        <chart:subtitle svg:x="6.547cm" svg:y="1.286cm" chart:style-name="ch3">
          <text:p>con División Porcentual</text:p>
        </chart:subtitle>
        <chart:legend chart:legend-position="end" svg:x="14.131cm" svg:y="3.847cm" style:legend-expansion="high" chart:style-name="ch4"/>
        <chart:plot-area chart:style-name="ch5" chart:data-source-has-labels="both" svg:x="1.353cm" svg:y="2.315cm" svg:width="12.088cm" svg:height="5.315cm">
          <chartooo:coordinate-region svg:x="2.154cm" svg:y="2.512cm" svg:width="11.287cm" svg:height="4.475cm"/>
          <chart:axis chart:dimension="x" chart:name="primary-x" chart:style-name="ch6" chartooo:axis-type="text">
            <chart:title svg:x="6.541cm" svg:y="7.806cm" chart:style-name="ch7">
              <text:p>Particiones</text:p>
            </chart:title>
            <chart:categories table:cell-range-address="local-table.$A$2:.$A$10"/>
          </chart:axis>
          <chart:axis chart:dimension="y" chart:name="primary-y" chart:style-name="ch8">
            <chart:title svg:x="0.451cm" svg:y="5.697cm" chart:style-name="ch9">
              <text:p>% Acierto</text:p>
            </chart:title>
            <chart:grid chart:style-name="ch10" chart:class="major"/>
          </chart:axis>
          <chart:series chart:style-name="ch11" chart:values-cell-range-address="local-table.$B$2:.$B$10" chart:label-cell-address="local-table.$B$1" chart:class="chart:bar">
            <chart:data-point chart:repeated="9"/>
          </chart:series>
          <chart:series chart:style-name="ch12" chart:values-cell-range-address="local-table.$C$2:.$C$10" chart:label-cell-address="local-table.$C$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plementacion</text:p>
              </table:table-cell>
              <table:table-cell office:value-type="string">
                <text:p>Weka</text:p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</table:table-cell>
              <table:table-cell office:value-type="float" office:value="88.8888888888888">
                <text:p>88.8888888888888</text:p>
              </table:table-cell>
              <table:table-cell office:value-type="float" office:value="89.6296">
                <text:p>89.6296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95">
                <text:p>95</text:p>
              </table:table-cell>
              <table:table-cell office:value-type="float" office:value="89.1667">
                <text:p>89.1667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90.4761904761906">
                <text:p>90.4761904761906</text:p>
              </table:table-cell>
              <table:table-cell office:value-type="float" office:value="92.381">
                <text:p>92.381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97.7777777777776">
                <text:p>97.7777777777776</text:p>
              </table:table-cell>
              <table:table-cell office:value-type="float" office:value="96.6667">
                <text:p>96.6667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97.3333333333333">
                <text:p>97.333333333333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95">
                <text:p>95</text:p>
              </table:table-cell>
              <table:table-cell office:value-type="float" office:value="93.3333">
                <text:p>93.3333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95.5555555555555">
                <text:p>95.5555555555555</text:p>
              </table:table-cell>
              <table:table-cell office:value-type="float" office:value="95.5556">
                <text:p>95.5556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96.6667">
                <text:p>96.6667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93.3333">
                <text:p>93.33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4.42cm" svg:y="0.314cm" chart:style-name="ch2">
          <text:p>Resultados para conjunto Lenses</text:p>
        </chart:title>
        <chart:subtitle svg:x="5.926cm" svg:y="1.294cm" chart:style-name="ch3">
          <text:p>con Validación Cruzada</text:p>
        </chart:subtitle>
        <chart:legend chart:legend-position="end" svg:x="12.86cm" svg:y="3.955cm" style:legend-expansion="high" chart:style-name="ch4"/>
        <chart:plot-area chart:style-name="ch5" chart:data-source-has-labels="both" svg:x="1.327cm" svg:y="2.331cm" svg:width="10.896cm" svg:height="5.511cm">
          <chartooo:coordinate-region svg:x="2.128cm" svg:y="2.529cm" svg:width="10.095cm" svg:height="4.67cm"/>
          <chart:axis chart:dimension="x" chart:name="primary-x" chart:style-name="ch6" chartooo:axis-type="text">
            <chart:title svg:x="5.919cm" svg:y="8.022cm" chart:style-name="ch7">
              <text:p>Particiones</text:p>
            </chart:title>
            <chart:categories table:cell-range-address="local-table.$A$2:.$A$8"/>
          </chart:axis>
          <chart:axis chart:dimension="y" chart:name="primary-y" chart:style-name="ch8">
            <chart:title svg:x="0.451cm" svg:y="5.811cm" chart:style-name="ch9">
              <text:p>% Acierto</text:p>
            </chart:title>
            <chart:grid chart:style-name="ch10" chart:class="major"/>
          </chart:axis>
          <chart:series chart:style-name="ch11" chart:values-cell-range-address="local-table.$B$2:.$B$8" chart:label-cell-address="local-table.$B$1" chart:class="chart:bar">
            <chart:data-point chart:repeated="7"/>
          </chart:series>
          <chart:series chart:style-name="ch12" chart:values-cell-range-address="local-table.$C$2:.$C$8" chart:label-cell-address="local-table.$C$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plementacion</text:p>
              </table:table-cell>
              <table:table-cell office:value-type="string">
                <text:p>Weka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83.3333333333332">
                <text:p>83.3333333333332</text:p>
              </table:table-cell>
              <table:table-cell office:value-type="float" office:value="66.6667">
                <text:p>66.666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87.5">
                <text:p>87.5</text:p>
              </table:table-cell>
              <table:table-cell office:value-type="float" office:value="83.3333">
                <text:p>83.33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66.6667">
                <text:p>66.666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85">
                <text:p>8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87.5">
                <text:p>87.5</text:p>
              </table:table-cell>
              <table:table-cell office:value-type="float" office:value="83.3333">
                <text:p>83.333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85.7142857142856">
                <text:p>85.7142857142856</text:p>
              </table:table-cell>
              <table:table-cell office:value-type="float" office:value="70.8333">
                <text:p>70.833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7.5">
                <text:p>87.5</text:p>
              </table:table-cell>
              <table:table-cell office:value-type="float" office:value="70.8333">
                <text:p>70.83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273cm" svg:height="8.999cm" xlink:href="." xlink:type="simple" chart:class="chart:bar" chart:style-name="ch1">
        <chart:title svg:x="5.057cm" svg:y="0.314cm" chart:style-name="ch2">
          <text:p>Resultados para conjunto Lenses</text:p>
        </chart:title>
        <chart:subtitle svg:x="6.549cm" svg:y="1.294cm" chart:style-name="ch3">
          <text:p>con División Porcentual</text:p>
        </chart:subtitle>
        <chart:legend chart:legend-position="end" svg:x="14.134cm" svg:y="3.955cm" style:legend-expansion="high" chart:style-name="ch4"/>
        <chart:plot-area chart:style-name="ch5" chart:data-source-has-labels="row" svg:x="1.353cm" svg:y="2.331cm" svg:width="12.092cm" svg:height="5.511cm">
          <chartooo:coordinate-region svg:x="2.154cm" svg:y="2.528cm" svg:width="11.291cm" svg:height="5.117cm"/>
          <chart:axis chart:dimension="x" chart:name="primary-x" chart:style-name="ch6">
            <chart:title svg:x="6.543cm" svg:y="8.022cm" chart:style-name="ch7">
              <text:p>Particiones</text:p>
            </chart:title>
          </chart:axis>
          <chart:axis chart:dimension="y" chart:name="primary-y" chart:style-name="ch8">
            <chart:title svg:x="0.451cm" svg:y="5.811cm" chart:style-name="ch9">
              <text:p>% Acierto</text:p>
            </chart:title>
            <chart:grid chart:style-name="ch10" chart:class="major"/>
          </chart:axis>
          <chart:series chart:style-name="ch11" chart:values-cell-range-address="local-table.$B$2:.$B$10" chart:label-cell-address="local-table.$B$1" chart:class="chart:bar">
            <chart:data-point chart:repeated="9"/>
          </chart:series>
          <chart:series chart:style-name="ch12" chart:values-cell-range-address="local-table.$C$2:.$C$10" chart:label-cell-address="local-table.$C$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plementacion</text:p>
              </table:table-cell>
              <table:table-cell office:value-type="string">
                <text:p>Wek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.909090909091">
                <text:p>40.909090909091</text:p>
              </table:table-cell>
              <table:table-cell office:value-type="float" office:value="27.2727">
                <text:p>27.272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52.6316">
                <text:p>52.63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6.4705882352939">
                <text:p>76.4705882352939</text:p>
              </table:table-cell>
              <table:table-cell office:value-type="float" office:value="52.9412">
                <text:p>52.94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.3333333333332">
                <text:p>83.33333333333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.5">
                <text:p>37.5</text:p>
              </table:table-cell>
              <table:table-cell office:value-type="float" office:value="28.5714">
                <text:p>28.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